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0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QUISPE HUALLANCA, RAFAEL JAIME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5756088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AYP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21896465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QUISPE HUALLANCA, RAFAEL JAIME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5756088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21 896 465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31/08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45756088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7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34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34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0/08/2021</text:p>
          </table:table-cell>
          <table:table-cell table:style-name="Tabla2.A3" office:value-type="string">
            <text:p text:style-name="P22">1207097</text:p>
          </table:table-cell>
          <table:table-cell table:style-name="Tabla2.D3" office:value-type="string">
            <text:p text:style-name="P23">344.5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8-039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0T22:14:47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